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99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99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solid" svg:stroke-color="#000000" draw:fill="solid" draw:fill-color="#94bd5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 draw:auto-grow-height="false" fo:min-height="0.749cm" fo:min-width="0.499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5cm" fo:min-width="2.477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2.477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2cm" svg:height="1cm" svg:x="11cm" svg:y="2cm">
          <text:p text:style-name="P1">0</text:p>
        </draw:rect>
        <draw:rect draw:style-name="gr1" draw:text-style-name="P1" draw:id="id3" draw:layer="layout" svg:width="2cm" svg:height="1cm" svg:x="11cm" svg:y="3cm">
          <text:p text:style-name="P1">1</text:p>
        </draw:rect>
        <draw:rect draw:style-name="gr1" draw:text-style-name="P1" draw:id="id5" draw:layer="layout" svg:width="2cm" svg:height="1cm" svg:x="11cm" svg:y="4cm">
          <text:p text:style-name="P1">2</text:p>
        </draw:rect>
        <draw:rect draw:style-name="gr1" draw:text-style-name="P1" draw:id="id7" draw:layer="layout" svg:width="2cm" svg:height="1cm" svg:x="11cm" svg:y="6cm">
          <text:p text:style-name="P1">3</text:p>
        </draw:rect>
        <draw:rect draw:style-name="gr1" draw:text-style-name="P1" draw:id="id9" draw:layer="layout" svg:width="2cm" svg:height="1cm" svg:x="11cm" svg:y="7cm">
          <text:p text:style-name="P1">4</text:p>
        </draw:rect>
        <draw:rect draw:style-name="gr1" draw:text-style-name="P1" draw:id="id11" draw:layer="layout" svg:width="2cm" svg:height="1cm" svg:x="11cm" svg:y="8cm">
          <text:p text:style-name="P1">5</text:p>
        </draw:rect>
        <draw:rect draw:style-name="gr1" draw:text-style-name="P1" draw:id="id13" draw:layer="layout" svg:width="2cm" svg:height="1cm" svg:x="11cm" svg:y="9cm">
          <text:p text:style-name="P1">6</text:p>
        </draw:rect>
        <draw:connector draw:style-name="gr2" draw:text-style-name="P1" draw:layer="layout" draw:type="curve" svg:x1="11cm" svg:y1="2.5cm" svg:x2="9cm" svg:y2="3cm" draw:start-shape="id1" draw:end-shape="id2" draw:end-glue-point="1" svg:d="m11000 2500c-1500 0-500 500-2000 500">
          <text:p/>
        </draw:connector>
        <draw:connector draw:style-name="gr2" draw:text-style-name="P1" draw:layer="layout" draw:type="curve" svg:x1="11cm" svg:y1="3.5cm" svg:x2="9cm" svg:y2="4cm" draw:start-shape="id3" draw:end-shape="id4" draw:end-glue-point="1" svg:d="m11000 3500c-1500 0-500 500-2000 500">
          <text:p/>
        </draw:connector>
        <draw:connector draw:style-name="gr2" draw:text-style-name="P1" draw:layer="layout" draw:type="curve" svg:x1="11cm" svg:y1="4.5cm" svg:x2="9cm" svg:y2="5cm" draw:start-shape="id5" draw:start-glue-point="3" draw:end-shape="id6" draw:end-glue-point="1" svg:d="m11000 4500c-1500 0-500 500-2000 500">
          <text:p/>
        </draw:connector>
        <draw:connector draw:style-name="gr2" draw:text-style-name="P1" draw:layer="layout" draw:type="curve" svg:x1="11cm" svg:y1="6.5cm" svg:x2="9cm" svg:y2="6cm" draw:start-shape="id7" draw:start-glue-point="3" draw:end-shape="id8" svg:d="m11000 6500c-1500 0-500-500-2000-500">
          <text:p/>
        </draw:connector>
        <draw:connector draw:style-name="gr2" draw:text-style-name="P1" draw:layer="layout" draw:type="curve" svg:x1="11cm" svg:y1="7.5cm" svg:x2="9cm" svg:y2="7cm" draw:start-shape="id9" draw:start-glue-point="3" draw:end-shape="id10" draw:end-glue-point="1" svg:d="m11000 7500c-1500 0-500-500-2000-500">
          <text:p/>
        </draw:connector>
        <draw:connector draw:style-name="gr2" draw:text-style-name="P1" draw:layer="layout" draw:type="curve" svg:x1="11cm" svg:y1="8.5cm" svg:x2="9cm" svg:y2="8cm" draw:start-shape="id11" draw:start-glue-point="3" draw:end-shape="id12" svg:d="m11000 8500c-1500 0-500-500-2000-500">
          <text:p/>
        </draw:connector>
        <draw:connector draw:style-name="gr2" draw:text-style-name="P1" draw:layer="layout" draw:type="curve" svg:x1="11cm" svg:y1="9.5cm" svg:x2="9cm" svg:y2="9cm" draw:start-shape="id13" draw:start-glue-point="3" draw:end-shape="id14" draw:end-glue-point="1" svg:d="m11000 9500c-1500 0-500-500-2000-500">
          <text:p/>
        </draw:connector>
        <draw:frame draw:style-name="gr3" draw:layer="layout" svg:width="2.018cm" svg:height="0.963cm" svg:x="10.982cm" svg:y="1.037cm">
          <draw:text-box>
            <text:p>faces</text:p>
          </draw:text-box>
        </draw:frame>
        <draw:frame draw:style-name="gr3" draw:layer="layout" svg:width="2.191cm" svg:height="0.963cm" svg:x="5.1cm" svg:y="1.537cm">
          <draw:text-box>
            <text:p>colors</text:p>
          </draw:text-box>
        </draw:frame>
        <draw:frame draw:style-name="gr3" draw:layer="layout" svg:width="3cm" svg:height="0.963cm" svg:x="2.1cm" svg:y="1.537cm">
          <draw:text-box>
            <text:p>positions</text:p>
          </draw:text-box>
        </draw:frame>
        <draw:rect draw:style-name="gr4" draw:text-style-name="P1" draw:layer="layout" svg:width="2cm" svg:height="1cm" svg:x="5cm" svg:y="2.5cm">
          <text:p text:style-name="P1">red</text:p>
        </draw:rect>
        <draw:rect draw:style-name="gr4" draw:text-style-name="P1" draw:layer="layout" svg:width="2cm" svg:height="1cm" svg:x="5cm" svg:y="5.5cm">
          <text:p text:style-name="P1">yellow</text:p>
        </draw:rect>
        <draw:rect draw:style-name="gr4" draw:text-style-name="P1" draw:layer="layout" svg:width="2cm" svg:height="1cm" svg:x="5cm" svg:y="4.5cm">
          <text:p text:style-name="P1">red</text:p>
        </draw:rect>
        <draw:rect draw:style-name="gr4" draw:text-style-name="P1" draw:layer="layout" svg:width="2cm" svg:height="1cm" svg:x="5cm" svg:y="3.5cm">
          <text:p text:style-name="P1">red</text:p>
        </draw:rect>
        <draw:rect draw:style-name="gr4" draw:text-style-name="P1" draw:layer="layout" svg:width="2cm" svg:height="1cm" svg:x="5cm" svg:y="6.5cm">
          <text:p text:style-name="P1">yellow</text:p>
        </draw:rect>
        <draw:rect draw:style-name="gr4" draw:text-style-name="P1" draw:layer="layout" svg:width="2cm" svg:height="1cm" svg:x="5cm" svg:y="7.5cm">
          <text:p text:style-name="P1">yellow</text:p>
        </draw:rect>
        <draw:rect draw:style-name="gr4" draw:text-style-name="P1" draw:layer="layout" svg:width="2cm" svg:height="1cm" svg:x="5cm" svg:y="8.5cm">
          <text:p text:style-name="P1">yellow</text:p>
        </draw:rect>
        <draw:rect draw:style-name="gr5" draw:text-style-name="P1" draw:layer="layout" svg:width="2cm" svg:height="1cm" svg:x="3cm" svg:y="2.5cm">
          <text:p text:style-name="P1">p0</text:p>
        </draw:rect>
        <draw:rect draw:style-name="gr5" draw:text-style-name="P1" draw:layer="layout" svg:width="2cm" svg:height="1cm" svg:x="3cm" svg:y="5.5cm">
          <text:p text:style-name="P1">p1</text:p>
        </draw:rect>
        <draw:rect draw:style-name="gr5" draw:text-style-name="P1" draw:layer="layout" svg:width="2cm" svg:height="1cm" svg:x="3cm" svg:y="6.5cm">
          <text:p text:style-name="P1">p2</text:p>
        </draw:rect>
        <draw:rect draw:style-name="gr5" draw:text-style-name="P1" draw:layer="layout" svg:width="2cm" svg:height="1cm" svg:x="3cm" svg:y="7.5cm">
          <text:p text:style-name="P1">p3</text:p>
        </draw:rect>
        <draw:rect draw:style-name="gr5" draw:text-style-name="P1" draw:layer="layout" svg:width="2cm" svg:height="1cm" svg:x="3cm" svg:y="8.5cm">
          <text:p text:style-name="P1">p4</text:p>
        </draw:rect>
        <draw:rect draw:style-name="gr5" draw:text-style-name="P1" draw:layer="layout" svg:width="2cm" svg:height="1cm" svg:x="3cm" svg:y="3.5cm">
          <text:p text:style-name="P1">p1</text:p>
        </draw:rect>
        <draw:rect draw:style-name="gr5" draw:text-style-name="P1" draw:layer="layout" svg:width="2cm" svg:height="1cm" svg:x="3cm" svg:y="4.5cm">
          <text:p text:style-name="P1">p2</text:p>
        </draw:rect>
        <draw:rect draw:style-name="gr6" draw:text-style-name="P1" draw:id="id2" draw:layer="layout" svg:width="2cm" svg:height="1cm" svg:x="7cm" svg:y="2.5cm">
          <text:p text:style-name="P1">n0</text:p>
        </draw:rect>
        <draw:rect draw:style-name="gr6" draw:text-style-name="P1" draw:id="id4" draw:layer="layout" svg:width="2cm" svg:height="1cm" svg:x="7cm" svg:y="3.5cm">
          <text:p text:style-name="P1">n0</text:p>
        </draw:rect>
        <draw:rect draw:style-name="gr6" draw:text-style-name="P1" draw:id="id6" draw:layer="layout" svg:width="2cm" svg:height="1cm" svg:x="7cm" svg:y="4.5cm">
          <text:p text:style-name="P1">n0</text:p>
        </draw:rect>
        <draw:rect draw:style-name="gr6" draw:text-style-name="P1" draw:id="id8" draw:layer="layout" svg:width="2cm" svg:height="1cm" svg:x="7cm" svg:y="5.5cm">
          <text:p text:style-name="P1">n1</text:p>
        </draw:rect>
        <draw:rect draw:style-name="gr6" draw:text-style-name="P1" draw:id="id10" draw:layer="layout" svg:width="2cm" svg:height="1cm" svg:x="7cm" svg:y="6.5cm">
          <text:p text:style-name="P1">n1</text:p>
        </draw:rect>
        <draw:rect draw:style-name="gr6" draw:text-style-name="P1" draw:id="id12" draw:layer="layout" svg:width="2cm" svg:height="1cm" svg:x="7cm" svg:y="7.5cm">
          <text:p text:style-name="P1">n1</text:p>
        </draw:rect>
        <draw:rect draw:style-name="gr6" draw:text-style-name="P1" draw:id="id14" draw:layer="layout" svg:width="2cm" svg:height="1cm" svg:x="7cm" svg:y="8.5cm">
          <text:p text:style-name="P1">n1</text:p>
        </draw:rect>
        <draw:frame draw:style-name="gr3" draw:layer="layout" svg:width="2.754cm" svg:height="0.963cm" svg:x="7cm" svg:y="1.537cm">
          <draw:text-box>
            <text:p>normals</text:p>
          </draw:text-box>
        </draw:frame>
        <draw:rect draw:style-name="gr7" draw:text-style-name="P1" draw:layer="layout" svg:width="1cm" svg:height="1cm" svg:x="2cm" svg:y="2.5cm">
          <text:p text:style-name="P1">v0</text:p>
        </draw:rect>
        <draw:rect draw:style-name="gr7" draw:text-style-name="P1" draw:layer="layout" svg:width="1cm" svg:height="1cm" svg:x="2cm" svg:y="3.5cm">
          <text:p text:style-name="P1">v1</text:p>
        </draw:rect>
        <draw:rect draw:style-name="gr7" draw:text-style-name="P1" draw:layer="layout" svg:width="1cm" svg:height="1cm" svg:x="2cm" svg:y="4.5cm">
          <text:p text:style-name="P1">v2</text:p>
        </draw:rect>
        <draw:rect draw:style-name="gr7" draw:text-style-name="P1" draw:layer="layout" svg:width="1cm" svg:height="1cm" svg:x="2cm" svg:y="5.5cm">
          <text:p text:style-name="P1">v3</text:p>
        </draw:rect>
        <draw:rect draw:style-name="gr7" draw:text-style-name="P1" draw:layer="layout" svg:width="1cm" svg:height="1cm" svg:x="2cm" svg:y="6.5cm">
          <text:p text:style-name="P1">v4</text:p>
        </draw:rect>
        <draw:rect draw:style-name="gr7" draw:text-style-name="P1" draw:layer="layout" svg:width="1cm" svg:height="1cm" svg:x="2cm" svg:y="8.5cm">
          <text:p text:style-name="P1">v6</text:p>
        </draw:rect>
        <draw:rect draw:style-name="gr7" draw:text-style-name="P1" draw:layer="layout" svg:width="1cm" svg:height="1cm" svg:x="2cm" svg:y="7.5cm">
          <text:p text:style-name="P1">v5</text:p>
        </draw:rect>
        <draw:path draw:style-name="gr8" draw:text-style-name="P1" draw:layer="layout" svg:width="0.489cm" svg:height="6cm" draw:transform="skewX (0.0109955742875622) rotate (1.58510802666095) translate (3.00658029317737cm 10.4099384756883cm)" svg:viewBox="0 0 490 6001" svg:d="m489 5715c-122 0-245 214-245 429 0 725 1 1451 1 2177 0 215-123 430-245 430 122 0 245 215 245 430 0 701 0 1402 0 2103 0 216 122 431 245 431">
          <text:p/>
        </draw:path>
        <draw:path draw:style-name="gr8" draw:text-style-name="P1" draw:layer="layout" svg:width="0.489cm" svg:height="1.999cm" draw:transform="skewX (-0.0059341194567796) rotate (1.57481058407419) translate (11.0018231512835cm 11.0099424548266cm)" svg:viewBox="0 0 490 2000" svg:d="m489 21915c-122 0-245 72-245 143 0 242 1 484 1 726 0 72-123 144-245 144 122 0 245 71 245 143 0 234 0 467 0 701 0 72 122 144 245 143">
          <text:p/>
        </draw:path>
        <draw:frame draw:style-name="gr9" draw:text-style-name="P2" draw:layer="layout" svg:width="2.977cm" svg:height="0.963cm" svg:x="4.615cm" svg:y="10.322cm">
          <draw:text-box>
            <text:p text:style-name="P2">vertices</text:p>
          </draw:text-box>
        </draw:frame>
        <draw:frame draw:style-name="gr10" draw:text-style-name="P2" draw:layer="layout" svg:width="2.977cm" svg:height="0.963cm" svg:x="10.523cm" svg:y="11cm">
          <draw:text-box>
            <text:p text:style-name="P2">indic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06T23:45:56.73</dc:date>
    <dc:creator>Jonathan Hartley</dc:creator>
    <meta:editing-duration>PT04H04M58S</meta:editing-duration>
    <meta:editing-cycles>19</meta:editing-cycles>
    <meta:generator>OpenOffice.org/3.2$Win32 OpenOffice.org_project/320m12$Build-9483</meta:generator>
    <meta:document-statistic meta:object-count="50"/>
  </office:meta>
</office:document-meta>
</file>